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12.45cm" fo:min-width="22.326cm"/>
    </style:style>
    <style:style style:name="gr2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293cm" fo:min-width="3.112cm" fo:padding-top="0.177cm" fo:padding-bottom="0.177cm" fo:padding-left="0.302cm" fo:padding-right="0.302cm"/>
    </style:style>
    <style:style style:name="gr3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4" style:family="graphic" style:parent-style-name="objectwithoutfill">
      <style:graphic-properties draw:stroke="none" draw:fill="none" fo:min-height="1.551cm"/>
    </style:style>
    <style:style style:name="gr5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189cm" fo:min-width="3.008cm" fo:padding-top="0.177cm" fo:padding-bottom="0.177cm" fo:padding-left="0.302cm" fo:padding-right="0.302cm"/>
    </style:style>
    <style:style style:name="gr6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549cm" fo:min-width="3.205cm" fo:padding-top="0.177cm" fo:padding-bottom="0.177cm" fo:padding-left="0.302cm" fo:padding-right="0.302cm"/>
    </style:style>
    <style:style style:name="gr7" style:family="graphic" style:parent-style-name="standard">
      <style:graphic-properties svg:stroke-width="0.106cm" svg:stroke-color="#000000" draw:marker-start-width="0.358cm" draw:marker-end-width="0.358cm" draw:fill="solid" draw:fill-color="#ffffff" draw:textarea-horizontal-align="justify" draw:textarea-vertical-align="middle" draw:auto-grow-height="false" fo:min-height="1.32cm" fo:min-width="2.549cm" fo:padding-top="0.177cm" fo:padding-bottom="0.177cm" fo:padding-left="0.302cm" fo:padding-right="0.302cm"/>
    </style:style>
    <style:style style:name="gr8" style:family="graphic" style:parent-style-name="objectwithoutfill">
      <style:graphic-properties draw:stroke="none" draw:fill="none" fo:min-height="2.326cm"/>
    </style:style>
    <style:style style:name="gr9" style:family="graphic" style:parent-style-name="standard">
      <style:graphic-properties draw:textarea-horizontal-align="justify" draw:textarea-vertical-align="middle" draw:auto-grow-height="false" fo:min-height="7.751cm" fo:min-width="14.613cm"/>
    </style:style>
    <style:style style:name="gr10" style:family="graphic" style:parent-style-name="standard">
      <style:graphic-properties draw:textarea-horizontal-align="justify" draw:textarea-vertical-align="middle" draw:auto-grow-height="false" fo:min-height="14.736cm" fo:min-width="25.789cm"/>
    </style:style>
    <style:style style:name="gr11" style:family="graphic" style:parent-style-name="standard">
      <style:graphic-properties draw:stroke="none" draw:marker-start="" draw:fill-color="#ffffff" draw:textarea-horizontal-align="justify" draw:textarea-vertical-align="middle" draw:auto-grow-height="false" fo:min-height="12.323cm" fo:min-width="22.326cm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1.024cm"/>
    </style:style>
    <style:style style:name="gr13" style:family="graphic" style:parent-style-name="standard">
      <style:graphic-properties draw:stroke="solid" svg:stroke-width="0.081cm" svg:stroke-color="#ffffff" draw:marker-start-width="0.321cm" draw:marker-end-width="0.321cm" draw:fill-color="#dddddd" draw:textarea-horizontal-align="justify" draw:textarea-vertical-align="middle" draw:auto-grow-height="false" fo:min-height="1.274cm" fo:min-width="1.02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ffffff"/>
      <style:paragraph-properties fo:text-align="center"/>
      <style:text-properties style:font-name="Carlito" fo:font-size="28pt" style:font-size-asian="28pt" style:font-size-complex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/>
      <style:paragraph-properties fo:text-align="center"/>
      <style:text-properties style:font-name="Carlito" fo:font-size="22pt" style:font-size-asian="22pt" style:font-size-complex="22pt"/>
    </style:style>
    <style:style style:name="P6" style:family="paragraph">
      <style:paragraph-properties fo:text-align="center"/>
      <style:text-properties fo:font-size="28pt"/>
    </style:style>
    <style:style style:name="P7" style:family="paragraph">
      <style:paragraph-properties fo:text-align="center"/>
      <style:text-properties fo:font-size="22pt"/>
    </style:style>
    <style:style style:name="P8" style:family="paragraph">
      <style:paragraph-properties fo:text-align="center"/>
      <style:text-properties fo:font-size="24pt" style:font-size-asian="24pt" style:font-size-complex="24pt"/>
    </style:style>
    <style:style style:name="P9" style:family="paragraph">
      <style:paragraph-properties fo:text-align="center"/>
      <style:text-properties style:font-name="Carlito" fo:font-size="24pt" style:font-size-asian="24pt" style:font-size-complex="24pt"/>
    </style:style>
    <style:style style:name="P10" style:family="paragraph">
      <loext:graphic-properties draw:fill-color="#dddddd"/>
      <style:paragraph-properties fo:text-align="center"/>
      <style:text-properties style:font-name="Carlito" fo:font-size="24pt" style:font-size-asian="24pt" style:font-size-complex="24pt"/>
    </style:style>
    <style:style style:name="T1" style:family="text">
      <style:text-properties style:font-name="Carlito" fo:font-size="28pt" style:font-size-asian="28pt" style:font-size-complex="28pt"/>
    </style:style>
    <style:style style:name="T2" style:family="text">
      <style:text-properties style:font-name="Carlito" fo:font-size="22pt" style:font-size-asian="22pt" style:font-size-complex="22pt"/>
    </style:style>
    <style:style style:name="T3" style:family="text">
      <style:text-properties style:font-name="Carlito"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andscape_25_20drawing">
        <draw:custom-shape draw:style-name="gr1" draw:text-style-name="P1" draw:layer="layout" svg:width="22.826cm" svg:height="12.7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106cm" svg:height="2.181cm" svg:x="6.221cm" svg:y="8.077cm">
          <text:p text:style-name="P2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2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2"><text:span text:style-name="T2">Fin del </text:span><text:span text:style-name="T2"><text:line-break/></text:span><text:span text:style-name="T2">proceso</text:span></text:p>
          </draw:text-box>
        </draw:frame>
      </draw:page>
      <draw:page draw:name="page2" draw:style-name="dp1" draw:master-page-name="Landscape_25_20drawing">
        <draw:custom-shape draw:style-name="gr1" draw:text-style-name="P1" draw:layer="layout" svg:width="22.826cm" svg:height="12.7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</draw:page>
      <draw:page draw:name="page3" draw:style-name="dp1" draw:master-page-name="Landscape_25_20drawing">
        <draw:custom-shape draw:style-name="gr1" draw:text-style-name="P1" draw:layer="layout" svg:width="22.826cm" svg:height="12.7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</draw:page>
      <draw:page draw:name="page4" draw:style-name="dp1" draw:master-page-name="Landscape_25_20drawing">
        <draw:custom-shape draw:style-name="gr1" draw:text-style-name="P1" draw:layer="layout" svg:width="22.826cm" svg:height="12.7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2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2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2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2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2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2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2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2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2"><text:span text:style-name="T2">Tiempo</text:span><text:span text:style-name="T2"><text:line-break/></text:span><text:span text:style-name="T2">agotado</text:span></text:p>
          </draw:text-box>
        </draw:frame>
      </draw:page>
      <draw:page draw:name="page5" draw:style-name="dp1" draw:master-page-name="Landscape_25_20drawing">
        <draw:custom-shape draw:style-name="gr9" draw:text-style-name="P2" draw:layer="layout" svg:width="15.113cm" svg:height="8.001cm" svg:x="9.128cm" svg:y="4.175cm">
          <text:p/>
          <draw:enhanced-geometry svg:viewBox="0 0 21600 21600" draw:type="rectangle" draw:enhanced-path="M 0 0 L 21600 0 21600 21600 0 21600 0 0 Z N"/>
        </draw:custom-shape>
      </draw:page>
      <draw:page draw:name="page6" draw:style-name="dp1" draw:master-page-name="Landscape_25_20drawing">
        <draw:custom-shape draw:style-name="gr10" draw:text-style-name="P2" draw:layer="layout" svg:width="26.289cm" svg:height="14.986cm" svg:x="3.286cm" svg:y="2.7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2" draw:text-style-name="P9" draw:layer="layout" svg:width="1.524cm" svg:height="1.524cm" svg:x="4.30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1.524cm" svg:height="1.524cm" svg:x="5.83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1.524cm" svg:height="1.524cm" svg:x="7.36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1.524cm" svg:height="1.524cm" svg:x="8.89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9" draw:layer="layout" svg:width="1.524cm" svg:height="1.524cm" svg:x="19.778cm" svg:y="13.95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1.524cm" svg:height="1.524cm" svg:x="21.308cm" svg:y="13.95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1.524cm" svg:height="1.524cm" svg:x="22.838cm" svg:y="13.95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2" draw:text-style-name="P9" draw:layer="layout" svg:width="1.524cm" svg:height="1.524cm" svg:x="24.368cm" svg:y="13.95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9" draw:layer="layout" svg:width="1.524cm" svg:height="1.524cm" svg:x="24.368cm" svg:y="3.79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7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4.30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8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5.832cm" svg:y="6.207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7.362cm" svg:y="6.207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9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7.362cm" svg:y="6.207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8.892cm" svg:y="6.207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19.778cm" svg:y="13.95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0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4.30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5.832cm" svg:y="6.207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8.892cm" svg:y="6.207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1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4.30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5.832cm" svg:y="6.207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7.362cm" svg:y="6.207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2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7.362cm" svg:y="6.207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13.954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8.69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3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7.362cm" svg:y="6.207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8.892cm" svg:y="6.207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4" draw:style-name="dp1" draw:master-page-name="Landscape_25_20drawing">
        <draw:custom-shape draw:style-name="gr10" draw:text-style-name="P2" draw:layer="layout" svg:width="26.289cm" svg:height="14.986cm" svg:x="3.286cm" svg:y="2.778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4.30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5.832cm" svg:y="6.207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7.362cm" svg:y="6.207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8.892cm" svg:y="6.207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19.778cm" svg:y="13.95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1.308cm" svg:y="13.954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2.838cm" svg:y="13.954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4.368cm" svg:y="13.954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5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4.30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5.832cm" svg:y="6.207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7.362cm" svg:y="6.207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8.892cm" svg:y="6.207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19.778cm" svg:y="13.95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1.308cm" svg:y="13.954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2.838cm" svg:y="13.954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4.368cm" svg:y="13.954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  <draw:page draw:name="page16" draw:style-name="dp1" draw:master-page-name="Landscape_25_20drawing">
        <draw:custom-shape draw:style-name="gr11" draw:text-style-name="P1" draw:layer="layout" svg:width="22.826cm" svg:height="12.573cm" svg:x="3.574cm" svg:y="3.54cm">
          <text:p/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5.106cm" svg:height="2.181cm" svg:x="6.221cm" svg:y="8.077cm">
          <text:p text:style-name="P6"><text:span text:style-name="T1">List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draw:layer="layout" svg:width="5.385cm" svg:height="2.691cm" svg:x="19.171cm" svg:y="4.968cm">
          <text:p text:style-name="P6"><text:span text:style-name="T1">Ejecutand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draw:layer="layout" svg:width="4.457cm" svg:height="2.366cm" svg:x="14.993cm" svg:y="12.952cm">
          <text:p text:style-name="P6"><text:span text:style-name="T1">En esper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4" draw:layer="layout" svg:x1="21.26cm" svg:y1="7.659cm" svg:x2="17.825cm" svg:y2="12.997cm">
          <text:p/>
        </draw:line>
        <draw:frame draw:style-name="gr4" draw:text-style-name="P5" draw:layer="layout" svg:width="3.881cm" svg:height="1.801cm" svg:x="18.924cm" svg:y="10.806cm">
          <draw:text-box>
            <text:p text:style-name="P7"><text:span text:style-name="T2">Solicitud </text:span><text:span text:style-name="T2"><text:line-break/></text:span><text:span text:style-name="T2">de E/S</text:span></text:p>
          </draw:text-box>
        </draw:frame>
        <draw:frame draw:style-name="gr8" draw:text-style-name="P5" draw:layer="layout" svg:width="3.881cm" svg:height="2.576cm" svg:x="10.51cm" svg:y="12.472cm">
          <draw:text-box>
            <text:p text:style-name="P7"><text:span text:style-name="T2">Operación</text:span><text:span text:style-name="T2"><text:line-break/></text:span><text:span text:style-name="T2">de E/S terminada</text:span></text:p>
          </draw:text-box>
        </draw:frame>
        <draw:line draw:style-name="gr3" draw:text-style-name="P4" draw:layer="layout" svg:x1="15.365cm" svg:y1="13.461cm" svg:x2="10.119cm" svg:y2="10.165cm">
          <text:p/>
        </draw:line>
        <draw:line draw:style-name="gr3" draw:text-style-name="P4" draw:layer="layout" svg:x1="10.119cm" svg:y1="8.216cm" svg:x2="19.171cm" svg:y2="6.081cm">
          <text:p/>
        </draw:line>
        <draw:frame draw:style-name="gr4" draw:text-style-name="P5" draw:layer="layout" svg:width="3.881cm" svg:height="1.801cm" svg:x="12.507cm" svg:y="5.044cm">
          <draw:text-box>
            <text:p text:style-name="P7"><text:span text:style-name="T2">Acceso</text:span><text:span text:style-name="T2"><text:line-break/></text:span><text:span text:style-name="T2">a la CPU</text:span></text:p>
          </draw:text-box>
        </draw:frame>
        <draw:line draw:style-name="gr3" draw:text-style-name="P4" draw:layer="layout" svg:x1="6.824cm" svg:y1="11.512cm" svg:x2="8.216cm" svg:y2="10.119cm">
          <text:p/>
        </draw:line>
        <draw:frame draw:style-name="gr4" draw:text-style-name="P5" draw:layer="layout" svg:width="4.761cm" svg:height="1.801cm" svg:x="4.612cm" svg:y="11.636cm">
          <draw:text-box>
            <text:p text:style-name="P7"><text:span text:style-name="T2">Creación del </text:span><text:span text:style-name="T2"><text:line-break/></text:span><text:span text:style-name="T2">proceso</text:span></text:p>
          </draw:text-box>
        </draw:frame>
        <draw:frame draw:style-name="gr4" draw:text-style-name="P5" draw:layer="layout" svg:width="3.552cm" svg:height="1.801cm" svg:x="23.014cm" svg:y="10.105cm">
          <draw:text-box>
            <text:p text:style-name="P7"><text:span text:style-name="T2">Fin del </text:span><text:span text:style-name="T2"><text:line-break/></text:span><text:span text:style-name="T2">proceso</text:span></text:p>
          </draw:text-box>
        </draw:frame>
        <draw:line draw:style-name="gr3" draw:text-style-name="P4" draw:layer="layout" svg:x1="22.209cm" svg:y1="7.559cm" svg:x2="24.416cm" svg:y2="9.841cm">
          <text:p/>
        </draw:line>
        <draw:line draw:style-name="gr3" draw:text-style-name="P4" draw:layer="layout" svg:x1="19.403cm" svg:y1="6.963cm" svg:x2="11.326cm" svg:y2="8.819cm">
          <text:p/>
        </draw:line>
        <draw:frame draw:style-name="gr4" draw:text-style-name="P5" draw:layer="layout" svg:width="3.881cm" svg:height="1.801cm" svg:x="14.179cm" svg:y="8.108cm">
          <draw:text-box>
            <text:p text:style-name="P7"><text:span text:style-name="T2">Tiempo</text:span><text:span text:style-name="T2"><text:line-break/></text:span><text:span text:style-name="T2">agotado</text:span></text:p>
          </draw:text-box>
        </draw:frame>
        <draw:g>
          <draw:custom-shape draw:style-name="gr13" draw:text-style-name="P10" draw:layer="layout" svg:width="1.524cm" svg:height="1.524cm" svg:x="4.302cm" svg:y="6.207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5.832cm" svg:y="6.207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7.362cm" svg:y="6.207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8.892cm" svg:y="6.207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19.778cm" svg:y="13.95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1.308cm" svg:y="13.954cm">
            <text:p text:style-name="P8"><text:span text:style-name="T3">P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2.838cm" svg:y="13.954cm">
            <text:p text:style-name="P8"><text:span text:style-name="T3">P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0" draw:layer="layout" svg:width="1.524cm" svg:height="1.524cm" svg:x="24.368cm" svg:y="13.954cm">
            <text:p text:style-name="P8"><text:span text:style-name="T3">P4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3" draw:text-style-name="P10" draw:layer="layout" svg:width="1.524cm" svg:height="1.524cm" svg:x="24.368cm" svg:y="3.794cm">
            <text:p text:style-name="P8"><text:span text:style-name="T3">P1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rlito" svg:font-family="Carlito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andscape_25_20drawing" style:display-name="Landscape%20drawing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5-30T11:06:52.428197591</meta:creation-date>
    <dc:title>Landscape drawing</dc:title>
    <meta:editing-duration>PT14M8S</meta:editing-duration>
    <meta:editing-cycles>5</meta:editing-cycles>
    <meta:generator>LibreOffice/5.0.4.2$Linux_X86_64 LibreOffice_project/2b9802c1994aa0b7dc6079e128979269cf95bc78</meta:generator>
    <meta:initial-creator>Eduardo Grosclaude</meta:initial-creator>
    <dc:date>2016-05-30T11:50:27.702910790</dc:date>
    <dc:creator>Eduardo Grosclaude</dc:creator>
    <meta:document-statistic meta:object-count="310"/>
  </office:meta>
</office:document-meta>
</file>